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/></text:p>
      <text:p text:style-name="P1"><text:span text:style-name="T1">import </text:span><text:span text:style-name="T2">java.util.ArrayList</text:span><text:span text:style-name="T1">;</text:span><text:line-break/><text:span text:style-name="T1">import </text:span><text:span text:style-name="T2">java.util.Iterator</text:span><text:span text:style-name="T1">;</text:span><text:line-break/><text:line-break/><text:span text:style-name="T1">public class </text:span><text:span text:style-name="T2">list{</text:span><text:line-break/><text:span text:style-name="T2"> <text:s text:c="3"/></text:span><text:span text:style-name="T1">public static void </text:span><text:span text:style-name="T3">main</text:span><text:span text:style-name="T2">(String args[]) {</text:span><text:line-break/><text:span text:style-name="T2"> <text:s text:c="7"/>ArrayList&lt;Float&gt; list = </text:span><text:span text:style-name="T1">new </text:span><text:span text:style-name="T2">ArrayList&lt;&gt;()</text:span><text:span text:style-name="T1">;</text:span><text:line-break/><text:span text:style-name="T1"> <text:s text:c="7"/>int </text:span><text:span text:style-name="T2">i = </text:span><text:span text:style-name="T4">1</text:span><text:span text:style-name="T1">;</text:span><text:line-break/><text:span text:style-name="T1"> <text:s text:c="7"/>float </text:span><text:span text:style-name="T2">sum=</text:span><text:span text:style-name="T4">0F</text:span><text:span text:style-name="T1">;</text:span><text:line-break/><text:span text:style-name="T1"> <text:s text:c="7"/></text:span><text:span text:style-name="T2">list.add(</text:span><text:span text:style-name="T4">1.01F</text:span><text:span text:style-name="T2">)</text:span><text:span text:style-name="T1">;</text:span><text:line-break/><text:span text:style-name="T1"> <text:s text:c="7"/></text:span><text:span text:style-name="T2">list.add(</text:span><text:span text:style-name="T4">2.01F</text:span><text:span text:style-name="T2">)</text:span><text:span text:style-name="T1">;</text:span><text:line-break/><text:span text:style-name="T1"> <text:s text:c="7"/></text:span><text:span text:style-name="T2">list.add(</text:span><text:span text:style-name="T4">3.01F</text:span><text:span text:style-name="T2">)</text:span><text:span text:style-name="T1">;</text:span><text:line-break/><text:span text:style-name="T1"> <text:s text:c="7"/></text:span><text:span text:style-name="T2">list.add(</text:span><text:span text:style-name="T4">4.01F</text:span><text:span text:style-name="T2">)</text:span><text:span text:style-name="T1">;</text:span><text:line-break/><text:span text:style-name="T1"> <text:s text:c="7"/></text:span><text:span text:style-name="T2">list.add(</text:span><text:span text:style-name="T4">5.01F</text:span><text:span text:style-name="T2">)</text:span><text:span text:style-name="T1">;</text:span><text:line-break/><text:span text:style-name="T1"> <text:s text:c="7"/></text:span><text:span text:style-name="T2">System.</text:span><text:span text:style-name="T5">out</text:span><text:span text:style-name="T2">.println(</text:span><text:span text:style-name="T6">"Entered elements"</text:span><text:span text:style-name="T2">)</text:span><text:span text:style-name="T1">;</text:span><text:line-break/><text:span text:style-name="T1"> <text:s text:c="7"/>for </text:span><text:span text:style-name="T2">(Float f : list) {</text:span><text:line-break/><text:span text:style-name="T2"> <text:s text:c="11"/>System.</text:span><text:span text:style-name="T5">out</text:span><text:span text:style-name="T2">.println(i + </text:span><text:span text:style-name="T6">"-" </text:span><text:span text:style-name="T2">+ f)</text:span><text:span text:style-name="T1">;</text:span><text:line-break/><text:span text:style-name="T1"> <text:s text:c="11"/></text:span><text:span text:style-name="T2">i++</text:span><text:span text:style-name="T1">;</text:span><text:line-break/><text:span text:style-name="T1"> <text:s text:c="7"/></text:span><text:span text:style-name="T2">}</text:span><text:line-break/><text:span text:style-name="T2"> <text:s text:c="7"/>Iterator&lt;Float&gt; itr = list.iterator()</text:span><text:span text:style-name="T1">;</text:span><text:line-break/><text:span text:style-name="T1"> <text:s text:c="7"/>while </text:span><text:span text:style-name="T2">(itr.hasNext()) {</text:span><text:line-break/><text:span text:style-name="T2"> <text:s text:c="11"/>sum=sum+itr.next()</text:span><text:span text:style-name="T1">;</text:span><text:line-break/><text:span text:style-name="T1"> <text:s text:c="7"/></text:span><text:span text:style-name="T2">}</text:span><text:line-break/><text:span text:style-name="T2"> <text:s text:c="7"/>System.</text:span><text:span text:style-name="T5">out</text:span><text:span text:style-name="T2">.print(sum)</text:span><text:span text:style-name="T1">;</text:span><text:line-break/><text:span text:style-name="T1"> <text:s text:c="3"/></text:span><text:span text:style-name="T2">}</text:span><text:line-break/><text:span text:style-name="T2">}</text:span></text:p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32:09.322035586</meta:creation-date>
    <meta:generator>LibreOffice/6.4.7.2$Linux_X86_64 LibreOffice_project/40$Build-2</meta:generator>
    <dc:date>2021-09-28T12:33:16.059442028</dc:date>
    <meta:editing-duration>PT1M7S</meta:editing-duration>
    <meta:editing-cycles>1</meta:editing-cycles>
    <meta:document-statistic meta:table-count="0" meta:image-count="0" meta:object-count="0" meta:page-count="1" meta:paragraph-count="1" meta:word-count="56" meta:character-count="647" meta:non-whitespace-character-count="427"/>
  </office:meta>
</office:document-meta>
</file>